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rsid="00198d35" officeooo:paragraph-rsid="00198d35"/>
    </style:style>
    <style:style style:name="P2" style:family="paragraph" style:parent-style-name="Standard">
      <style:text-properties fo:font-weight="bold" officeooo:rsid="00198d35" officeooo:paragraph-rsid="00198d35" style:font-weight-asian="bold" style:font-weight-complex="bold"/>
    </style:style>
    <style:style style:name="P3" style:family="paragraph" style:parent-style-name="Standard">
      <style:text-properties fo:font-weight="bold" officeooo:rsid="00198d35" officeooo:paragraph-rsid="001e3866" style:font-weight-asian="bold" style:font-weight-complex="bold"/>
    </style:style>
    <style:style style:name="P4" style:family="paragraph" style:parent-style-name="Standard">
      <style:text-properties officeooo:rsid="001afcc1" officeooo:paragraph-rsid="001afcc1"/>
    </style:style>
    <style:style style:name="P5" style:family="paragraph" style:parent-style-name="Standard">
      <style:text-properties fo:font-weight="normal" officeooo:rsid="00198d35" officeooo:paragraph-rsid="00198d35" style:font-weight-asian="normal" style:font-weight-complex="normal"/>
    </style:style>
    <style:style style:name="P6" style:family="paragraph" style:parent-style-name="Standard" style:list-style-name="L1">
      <style:text-properties officeooo:paragraph-rsid="00182d7d"/>
    </style:style>
    <style:style style:name="P7" style:family="paragraph" style:parent-style-name="Standard" style:list-style-name="L2">
      <style:text-properties officeooo:rsid="00198d35" officeooo:paragraph-rsid="00198d35"/>
    </style:style>
    <style:style style:name="P8" style:family="paragraph" style:parent-style-name="Standard">
      <style:text-properties officeooo:rsid="00198d35" officeooo:paragraph-rsid="00198d35"/>
    </style:style>
    <style:style style:name="P9" style:family="paragraph" style:parent-style-name="Standard">
      <style:text-properties officeooo:rsid="00198d35" officeooo:paragraph-rsid="001ed1d3"/>
    </style:style>
    <style:style style:name="P10" style:family="paragraph" style:parent-style-name="Standard" style:list-style-name="L2">
      <style:text-properties officeooo:rsid="0019cbf1" officeooo:paragraph-rsid="0019cbf1"/>
    </style:style>
    <style:style style:name="P11" style:family="paragraph" style:parent-style-name="Standard" style:list-style-name="L2">
      <style:text-properties officeooo:rsid="0019cbf1" officeooo:paragraph-rsid="00200066"/>
    </style:style>
    <style:style style:name="P12" style:family="paragraph" style:parent-style-name="Standard">
      <style:text-properties officeooo:rsid="0019cbf1" officeooo:paragraph-rsid="00200066"/>
    </style:style>
    <style:style style:name="P13" style:family="paragraph" style:parent-style-name="Standard">
      <style:text-properties fo:font-weight="bold" officeooo:rsid="001e3866" officeooo:paragraph-rsid="00198d35" style:font-weight-asian="bold" style:font-weight-complex="bold"/>
    </style:style>
    <style:style style:name="P14" style:family="paragraph" style:parent-style-name="Standard">
      <style:text-properties fo:font-weight="bold" officeooo:rsid="001ed1d3" officeooo:paragraph-rsid="001ed1d3" style:font-weight-asian="bold" style:font-weight-complex="bold"/>
    </style:style>
    <style:style style:name="P15" style:family="paragraph" style:parent-style-name="Standard">
      <style:text-properties fo:font-weight="normal" officeooo:rsid="001e3866" officeooo:paragraph-rsid="001e3866" style:font-weight-asian="normal" style:font-weight-complex="normal"/>
    </style:style>
    <style:style style:name="P16" style:family="paragraph" style:parent-style-name="Standard">
      <style:text-properties fo:font-weight="normal" officeooo:rsid="001ed1d3" officeooo:paragraph-rsid="001ed1d3" style:font-weight-asian="normal" style:font-weight-complex="normal"/>
    </style:style>
    <style:style style:name="P17" style:family="paragraph" style:parent-style-name="Standard">
      <style:text-properties officeooo:rsid="001e3866" officeooo:paragraph-rsid="001e3866"/>
    </style:style>
    <style:style style:name="P18" style:family="paragraph" style:parent-style-name="Standard">
      <style:text-properties officeooo:rsid="001ed1d3" officeooo:paragraph-rsid="001ed1d3"/>
    </style:style>
    <style:style style:name="T1" style:family="text">
      <style:text-properties officeooo:rsid="00182d7d"/>
    </style:style>
    <style:style style:name="T2" style:family="text">
      <style:text-properties officeooo:rsid="00198d35"/>
    </style:style>
    <style:style style:name="T3" style:family="text">
      <style:text-properties officeooo:rsid="001afcc1"/>
    </style:style>
    <style:style style:name="T4" style:family="text">
      <style:text-properties officeooo:rsid="001e3866"/>
    </style:style>
    <style:style style:name="T5" style:family="text">
      <style:text-properties officeooo:rsid="001ed1d3"/>
    </style:style>
    <style:style style:name="T6" style:family="text">
      <style:text-properties officeooo:rsid="0020006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9294924" text:style-name="L1">
        <text:list-item>
          <text:p text:style-name="P6"><text:span text:style-name="T1">Test </text:span><text:span text:style-name="T2">script : test.sh</text:span></text:p>
        </text:list-item>
      </text:list>
      <text:list xml:id="list760668549" text:style-name="L2">
        <text:list-item>
          <text:p text:style-name="P7">Test log files are placed in test_log folder in the source code</text:p>
        </text:list-item>
        <text:list-item>
          <text:p text:style-name="P10">time command of linux is used to calculate the performance</text:p>
        </text:list-item>
        <text:list-item>
          <text:p text:style-name="P10">Buffer size is set to a maximum of 4096 bytes for every read / write</text:p>
        </text:list-item>
        <text:list-item>
          <text:p text:style-name="P11"><text:span text:style-name="T6">Every access is repeated 200 times</text:span></text:p>
        </text:list-item>
      </text:list>
      <text:p text:style-name="P12"><text:span text:style-name="T6"/></text:p>
      <text:p text:style-name="P1"/>
      <text:p text:style-name="P1"/>
      <text:p text:style-name="P2">Test Case 1 : <text:s/><text:span text:style-name="T4">Relay Test Case</text:span></text:p>
      <text:p text:style-name="P13"/>
      <text:p text:style-name="P2"/>
      <text:p text:style-name="P15"><text:s/>compute-0-0 ----- compute-0-1 ----- compute-0-2 ------ compute-0-3 </text:p>
      <text:p text:style-name="P15"/>
      <text:p text:style-name="P15"/>
      <text:p text:style-name="P15"><text:s text:c="2"/>Here we try to search a file from compute-0-0 and the file should be served by </text:p>
      <text:p text:style-name="P15"><text:s text:c="2"/>compute-0-3. This is to test that the request are relayed properly. </text:p>
      <text:p text:style-name="P15"><draw:frame draw:style-name="fr1" draw:name="Object1" text:anchor-type="paragraph" svg:x="2.4252in" svg:y="0.5957in" svg:width="2.0752in" svg:height="1.2161in" draw:z-index="0"><draw:object xlink:href="./Object 1" xlink:type="simple" xlink:show="embed" xlink:actuate="onLoad"/><draw:image xlink:href="./ObjectReplacements/Object 1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Multiple clients trying to fetch the file</text:p>
      <text:p text:style-name="P17"/>
      <text:p text:style-name="P3"><draw:frame draw:style-name="fr1" draw:name="Object4" text:anchor-type="paragraph" svg:x="2.4252in" svg:y="0.0417in" svg:width="2.0752in" svg:height="1.2161in" draw:z-index="1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st Case 2 : <text:s/><text:span text:style-name="T5">Star Test Case </text:span></text:p>
      <text:p text:style-name="P2"/>
      <text:p text:style-name="P18">4 Nodes : </text:p>
      <text:p text:style-name="P18"/>
      <text:p text:style-name="P18">compute-0-0 - Peers: compute-0-1, compute-0-2, compute-0-3 </text:p>
      <text:p text:style-name="P18">compute-0-1 - Peers: compute-0-0, compute-0-2, compute-0-3 </text:p>
      <text:p text:style-name="P18">compute-0-2 - Peers: compute-0-0, compute-0-1, compute-0-3 </text:p>
      <text:p text:style-name="P18">compute-0-3 - Peers: compute-0-0, compute-0-1, compute-0-2 </text:p>
      <text:p text:style-name="P18"/>
      <text:p text:style-name="P1"><text:soft-page-break/></text:p>
      <text:p text:style-name="P1"/>
      <text:p text:style-name="P1"><draw:frame draw:style-name="fr1" draw:name="Object6" text:anchor-type="paragraph" svg:x="2.4252in" svg:y="0.5957in" svg:width="2.0752in" svg:height="1.2161in" draw:z-index="2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Multiple clients trying to connect</text:p>
      <text:p text:style-name="P18"/>
      <text:p text:style-name="P18"/>
      <text:p text:style-name="P18"/>
      <text:p text:style-name="P1"/>
      <text:p text:style-name="P1"/>
      <text:p text:style-name="P1"><draw:frame draw:style-name="fr1" draw:name="Object5" text:anchor-type="paragraph" svg:x="2.4252in" svg:y="0.0209in" svg:width="2.0752in" svg:height="1.2161in" draw:z-index="3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Test Case <text:span text:style-name="T3">3</text:span> : </text:p>
      <text:p text:style-name="P5"/>
      <text:p text:style-name="P16">10 Nodes : compute-0-0, compute-0-1, compute-0-2, compute-0-3, compute-0-4, compute-0-5, compute-0-6, compute-0-7, compute-0-8, compute-0-9 </text:p>
      <text:p text:style-name="P16"/>
      <text:p text:style-name="P16"><text:s text:c="4"/>compute-0-0 ------- compute-0-1 ------- compute-0-2 </text:p>
      <text:p text:style-name="P16"><text:s text:c="8"/>| <text:s text:c="18"/>| <text:s text:c="18"/>| </text:p>
      <text:p text:style-name="P16"><text:s text:c="8"/>| <text:s text:c="18"/>| <text:s text:c="18"/>| </text:p>
      <text:p text:style-name="P16"><text:s text:c="4"/>compute-0-3 ------- compute-0-4 ------- compute-0-5 </text:p>
      <text:p text:style-name="P16"><text:s text:c="8"/>| <text:s text:c="18"/>| <text:s text:c="18"/>| </text:p>
      <text:p text:style-name="P16"><text:s text:c="8"/>| <text:s text:c="18"/>| <text:s text:c="18"/>| </text:p>
      <text:p text:style-name="P16"><text:s text:c="4"/>compute-0-6 ------- compute-0-7 ------- compute-0-8 </text:p>
      <text:p text:style-name="P16"><text:s text:c="8"/>| </text:p>
      <text:p text:style-name="P16"><text:s text:c="8"/>| </text:p>
      <text:p text:style-name="P16"><text:s text:c="4"/>compute-0-9 </text:p>
      <text:p text:style-name="P14"/>
      <text:p text:style-name="P9"/>
      <text:p text:style-name="P1"><draw:frame draw:style-name="fr1" draw:name="Object7" text:anchor-type="paragraph" svg:x="2.4252in" svg:y="0.0102in" svg:width="2.0752in" svg:height="1.2161in" draw:z-index="4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8">Multiple clients trying to connect</text:p>
      <text:p text:style-name="P18"/>
      <text:p text:style-name="P18"><draw:frame draw:style-name="fr1" draw:name="Object2" text:anchor-type="paragraph" svg:x="2.4252in" svg:y="0.0102in" svg:width="2.0752in" svg:height="1.2161in" draw:z-index="5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8:25:46</meta:creation-date>
    <meta:generator>OpenOffice.org/3.2$Linux OpenOffice.org_project/320m19$Build-9505</meta:generator>
    <dc:date>2011-03-27T10:18:14</dc:date>
    <meta:editing-duration>PT00H53M57S</meta:editing-duration>
    <meta:editing-cycles>10</meta:editing-cycles>
    <meta:document-statistic meta:table-count="0" meta:image-count="0" meta:object-count="6" meta:page-count="3" meta:paragraph-count="31" meta:word-count="191" meta:character-count="14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